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500000006D261B31A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Frame_20_contents">
      <style:paragraph-properties fo:text-align="center" style:justify-single-word="false"/>
      <style:text-properties style:font-name="Comic Sans MS" fo:font-size="10pt" style:font-size-asian="10pt" style:font-size-complex="10pt"/>
    </style:style>
    <style:style style:name="P3" style:family="paragraph" style:parent-style-name="Standard">
      <style:paragraph-properties fo:margin-left="0cm" fo:margin-right="0cm" fo:text-indent="-0.026cm" style:auto-text-indent="false"/>
      <style:text-properties fo:font-size="10pt" style:font-size-asian="10pt" style:font-size-complex="10pt"/>
    </style:style>
    <style:style style:name="P4" style:family="paragraph" style:parent-style-name="Standard">
      <style:paragraph-properties fo:margin-left="-0.026cm" fo:margin-right="0cm" fo:text-indent="0cm" style:auto-text-indent="false"/>
      <style:text-properties fo:font-size="2pt" style:font-size-asian="1.75pt" style:font-size-complex="2pt"/>
    </style:style>
    <style:style style:name="P5" style:family="paragraph" style:parent-style-name="Standard" style:master-page-name="">
      <style:paragraph-properties fo:margin-left="0cm" fo:margin-right="0cm" fo:text-indent="0cm" style:auto-text-indent="false" style:page-number="auto"/>
      <style:text-properties fo:font-size="5pt" style:font-size-asian="4.34999990463257pt" style:font-size-complex="5pt"/>
    </style:style>
    <style:style style:name="P6" style:family="paragraph" style:parent-style-name="Frame_20_contents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P7" style:family="paragraph" style:parent-style-name="Frame_20_contents">
      <style:paragraph-properties fo:text-align="center" style:justify-single-word="false"/>
      <style:text-properties style:font-name="Comic Sans MS" fo:font-size="10pt" style:font-size-asian="10pt" style:font-size-complex="10pt"/>
    </style:style>
    <style:style style:name="T1" style:family="text">
      <style:text-properties style:font-name="Comic Sans MS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15cm" fo:border="0.018cm solid #000000" style:shadow="none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draw:style-name="fr1" draw:name="Cadre2" text:anchor-type="paragraph" svg:x="9.691cm" svg:y="0.101cm" svg:width="9.4cm" svg:height="13.801cm" draw:z-index="1"><draw:text-box><text:p text:style-name="P1"><draw:frame draw:style-name="fr2" draw:name="Image4" text:anchor-type="paragraph" svg:x="8.516cm" svg:y="0.088cm" svg:width="0.499cm" svg:height="0.681cm" draw:z-index="4"><draw:image xlink:href="Pictures/10000000000000500000006D261B31A2.png" xlink:type="simple" xlink:show="embed" xlink:actuate="onLoad"/></draw:frame><text:span text:style-name="T1">N</text:span><text:span text:style-name="T1">iveau n°3 <text:s text:c="22"/>Exercice n°</text:span><text:span text:style-name="T1">2</text:span></text:p><text:p text:style-name="P6"/><text:p text:style-name="P6">Dans la liste ci-dessous, trouvez le ou les nombres premiers : </text:p><text:p text:style-name="P2">133 <text:s text:c="2"/>365 <text:s text:c="2"/>981 <text:s text:c="2"/>462 <text:s text:c="2"/>167 <text:s text:c="3"/>143 <text:s text:c="3"/>610</text:p></draw:text-box></draw:frame><draw:frame draw:style-name="fr1" draw:name="Cadre1" text:anchor-type="paragraph" svg:x="0.06cm" svg:y="0.071cm" svg:width="9.4cm" svg:height="13.801cm" draw:z-index="0"><draw:text-box><text:p text:style-name="P2"><draw:frame draw:style-name="fr2" draw:name="images1" text:anchor-type="paragraph" svg:x="8.516cm" svg:y="0.064cm" svg:width="0.499cm" svg:height="0.681cm" draw:z-index="5"><draw:image xlink:href="Pictures/10000000000000500000006D261B31A2.png" xlink:type="simple" xlink:show="embed" xlink:actuate="onLoad"/></draw:frame>Niveau n°3 <text:s text:c="22"/>Exercice n°1</text:p><text:p text:style-name="P6"><draw:frame draw:style-name="fr1" draw:name="Cadre4" text:anchor-type="paragraph" svg:x="9.449cm" svg:y="13.483cm" svg:width="9.4cm" svg:height="13.801cm" draw:z-index="3"><draw:text-box><text:p text:style-name="P1"><draw:frame draw:style-name="fr2" draw:name="images3" text:anchor-type="paragraph" svg:x="8.516cm" svg:y="0.064cm" svg:width="0.499cm" svg:height="0.681cm" draw:z-index="7"><draw:image xlink:href="Pictures/10000000000000500000006D261B31A2.png" xlink:type="simple" xlink:show="embed" xlink:actuate="onLoad"/></draw:frame><text:span text:style-name="T1">N</text:span><text:span text:style-name="T1">iveau n°3 <text:s text:c="22"/>Exercice n°</text:span><text:span text:style-name="T1">4</text:span></text:p><text:p text:style-name="P6"/><text:p text:style-name="P6">Dans la liste ci-dessous, trouvez le ou les nombres premiers : </text:p><text:p text:style-name="P2">730 <text:s text:c="2"/>151 <text:s text:c="2"/>203 <text:s text:c="2"/>187 <text:s text:c="2"/>125 <text:s text:c="3"/>198 <text:s text:c="3"/>127</text:p></draw:text-box></draw:frame><draw:frame draw:style-name="fr1" draw:name="Cadre3" text:anchor-type="paragraph" svg:x="-0.161cm" svg:y="13.487cm" svg:width="9.4cm" svg:height="13.801cm" draw:z-index="2"><draw:text-box><text:p text:style-name="P1"><draw:frame draw:style-name="fr2" draw:name="images2" text:anchor-type="paragraph" svg:x="8.516cm" svg:y="0.064cm" svg:width="0.499cm" svg:height="0.681cm" draw:z-index="6"><draw:image xlink:href="Pictures/10000000000000500000006D261B31A2.png" xlink:type="simple" xlink:show="embed" xlink:actuate="onLoad"/></draw:frame><text:span text:style-name="T1">N</text:span><text:span text:style-name="T1">iveau n°3 <text:s text:c="22"/>Exercice n°</text:span><text:span text:style-name="T1">3</text:span></text:p><text:p text:style-name="P6"/><text:p text:style-name="P6">Dans la liste ci-dessous, trouvez le ou les nombres premiers : </text:p><text:p text:style-name="P2">127 <text:s text:c="2"/>161 <text:s text:c="2"/>201 <text:s text:c="2"/>122 <text:s text:c="2"/>365 <text:s text:c="3"/>980 <text:s text:c="3"/>113</text:p></draw:text-box></draw:frame></text:p><text:p text:style-name="P6">Dans la liste ci-dessous, trouvez le ou les nombres premiers : </text:p><text:p text:style-name="P2">250 <text:s text:c="2"/>137 <text:s text:c="2"/>985 <text:s text:c="2"/>872 <text:s text:c="2"/>121 <text:s text:c="3"/>199 <text:s text:c="3"/>119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03cm" fo:margin-bottom="0.702cm" fo:margin-left="0.847cm" fo:margin-right="0.94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uillaume morel</meta:initial-creator>
    <meta:creation-date>2018-12-27T11:45:25.44</meta:creation-date>
    <dc:date>2020-01-08T20:54:06.97</dc:date>
    <meta:editing-duration>PT1H37M26S</meta:editing-duration>
    <meta:editing-cycles>15</meta:editing-cycles>
    <meta:generator>OpenOffice/4.1.3$Win32 OpenOffice.org_project/413m1$Build-9783</meta:generator>
    <dc:creator>guillaume morel</dc:creator>
    <meta:document-statistic meta:table-count="0" meta:image-count="4" meta:object-count="0" meta:page-count="1" meta:paragraph-count="12" meta:word-count="88" meta:character-count="596"/>
  </office:meta>
</office:document-meta>
</file>